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E00000349BAC8E860643BC42D.png" manifest:media-type="image/png"/>
  <manifest:file-entry manifest:full-path="Pictures/10000000000003EC0000033F7366D521E262B4EF.png" manifest:media-type="image/png"/>
  <manifest:file-entry manifest:full-path="Pictures/10000000000003E500000341E548FD3BD01695FB.png" manifest:media-type="image/png"/>
  <manifest:file-entry manifest:full-path="Pictures/10000000000003EA0000037A432A7FF0ADEB8AF7.png" manifest:media-type="image/png"/>
  <manifest:file-entry manifest:full-path="Pictures/10000000000003EA0000038758F8D66DAE2DC7E8.png" manifest:media-type="image/png"/>
  <manifest:file-entry manifest:full-path="Pictures/10000000000003EA000003635BDE4A4F85E7F680.png" manifest:media-type="image/png"/>
  <manifest:file-entry manifest:full-path="Pictures/10000000000003EA00000341F0DED136821ECA6D.png" manifest:media-type="image/png"/>
  <manifest:file-entry manifest:full-path="Pictures/10000000000003F20000037CF2B40965DD561F92.png" manifest:media-type="image/png"/>
  <manifest:file-entry manifest:full-path="Pictures/10000000000003EC0000033D815B4E6D79A52522.png" manifest:media-type="image/png"/>
  <manifest:file-entry manifest:full-path="Pictures/10000000000003F00000035C5FE2F71DBB0E99FE.png" manifest:media-type="image/png"/>
  <manifest:file-entry manifest:full-path="Pictures/10000000000003D90000032AEAF9C6B1F10BCAC5.png" manifest:media-type="image/png"/>
  <manifest:file-entry manifest:full-path="Pictures/10000000000003E6000003789E82CDFCCE6CE844.png" manifest:media-type="image/png"/>
  <manifest:file-entry manifest:full-path="Pictures/10000000000003EE0000034B7AD8BC9DDA49FFAE.png" manifest:media-type="image/png"/>
  <manifest:file-entry manifest:full-path="Pictures/10000000000003E200000347EC1DCD76AE97F108.png" manifest:media-type="image/png"/>
  <manifest:file-entry manifest:full-path="Pictures/10000000000003EB000003760CC8D7A597365C88.png" manifest:media-type="image/png"/>
  <manifest:file-entry manifest:full-path="Pictures/10000000000003E60000033F92CFC3D955294177.png" manifest:media-type="image/png"/>
  <manifest:file-entry manifest:full-path="Pictures/10000000000003F20000037CE2221C3FB58F06BB.png" manifest:media-type="image/png"/>
  <manifest:file-entry manifest:full-path="Pictures/10000000000003E8000003707132199AEC4578C8.png" manifest:media-type="image/png"/>
  <manifest:file-entry manifest:full-path="Pictures/10000000000003F0000003222C979A485FFABC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89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fo:text-align="end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01cm" svg:y="3.694cm" presentation:class="title" presentation:user-transformed="true">
          <draw:text-box>
            <text:p>ITSystems Project<text:line-break/>Group 8: UI Prototyping</text:p>
          </draw:text-box>
        </draw:frame>
        <draw:frame presentation:style-name="pr2" draw:text-style-name="P2" draw:layer="layout" svg:width="25.199cm" svg:height="8.893cm" svg:x="1.4cm" svg:y="8.2cm" presentation:class="subtitle" presentation:user-transformed="true">
          <draw:text-box>
            <text:p text:style-name="P1"><text:span text:style-name="T1">M.R.Abhishek(201511027)</text:span></text:p>
            <text:p text:style-name="P1"><text:span text:style-name="T1">G.Aditya(201511012)</text:span></text:p>
            <text:p text:style-name="P1"><text:span text:style-name="T1">K.Vagdevi(201501029)</text:span></text:p>
            <text:p text:style-name="P1"><text:span text:style-name="T1">K.Sai Suma(20151101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4.979cm" svg:height="20.8cm" svg:x="1.421cm" svg:y="0.2cm">
          <draw:image xlink:href="Pictures/10000000000003E60000033F92CFC3D9552941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24.878cm" svg:height="21cm" svg:x="1.477cm" svg:y="0cm">
          <draw:image xlink:href="Pictures/10000000000003E200000347EC1DCD76AE97F1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3.023cm" svg:height="20.338cm" svg:x="2.374cm" svg:y="0.262cm">
          <draw:image xlink:href="Pictures/10000000000003EB000003760CC8D7A597365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4" draw:layer="layout" svg:width="23.096cm" svg:height="20.399cm" svg:x="2.176cm" svg:y="0.309cm">
          <draw:image xlink:href="Pictures/10000000000003F20000037CF2B40965DD561F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24.059cm" svg:height="20.526cm" svg:x="1.741cm" svg:y="0.274cm">
          <draw:image xlink:href="Pictures/10000000000003F00000035C5FE2F71DBB0E99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23.636cm" svg:height="20.8cm" svg:x="2.226cm" svg:y="0.2cm">
          <draw:image xlink:href="Pictures/10000000000003E8000003707132199AEC4578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3.6cm" svg:height="21cm" svg:x="2.399cm" svg:y="0cm">
          <draw:image xlink:href="Pictures/10000000000003E6000003789E82CDFCCE6CE8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4" draw:layer="layout" svg:width="23.776cm" svg:height="21cm" svg:x="2.374cm" svg:y="0cm">
          <draw:image xlink:href="Pictures/10000000000003F20000037CE2221C3FB58F06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25.89cm" svg:height="20.6cm" svg:x="1.059cm" svg:y="0.2cm">
          <draw:image xlink:href="Pictures/10000000000003F0000003222C979A485FFAB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4.935cm" svg:height="20.506cm" svg:x="1.4cm" svg:y="0.2cm">
          <draw:image xlink:href="Pictures/10000000000003D90000032AEAF9C6B1F10BCA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4" draw:layer="layout" svg:width="24.36cm" svg:height="20.115cm" svg:x="2.04cm" svg:y="0.285cm">
          <draw:image xlink:href="Pictures/10000000000003EC0000033D815B4E6D79A525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4.23cm" svg:height="20.965cm" svg:x="2.453cm" svg:y="0.235cm">
          <draw:image xlink:href="Pictures/10000000000003EA000003635BDE4A4F85E7F6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2.856cm" svg:height="20.599cm" svg:x="2.8cm" svg:y="0.201cm">
          <draw:image xlink:href="Pictures/10000000000003EA0000038758F8D66DAE2DC7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23.642cm" svg:height="21cm" svg:x="1.862cm" svg:y="0.2cm">
          <draw:image xlink:href="Pictures/10000000000003EA0000037A432A7FF0ADEB8A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4.175cm" svg:height="20.199cm" svg:x="2.184cm" svg:y="0.377cm">
          <draw:image xlink:href="Pictures/10000000000003E500000341E548FD3BD01695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4.439cm" svg:height="20.48cm" svg:x="1.868cm" svg:y="0.153cm">
          <draw:image xlink:href="Pictures/10000000000003EE0000034B7AD8BC9DDA49FF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4" draw:layer="layout" svg:width="24.692cm" svg:height="20.438cm" svg:x="1.8cm" svg:y="0.2cm">
          <draw:image xlink:href="Pictures/10000000000003EC0000033F7366D521E262B4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4.659cm" svg:height="20.5cm" svg:x="1.8cm" svg:y="0.299cm">
          <draw:image xlink:href="Pictures/10000000000003EA00000341F0DED136821ECA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4.569cm" svg:height="20.539cm" svg:x="1.771cm" svg:y="0.2cm">
          <draw:image xlink:href="Pictures/10000000000003EE00000349BAC8E860643BC4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22:55:01.217362850</meta:creation-date>
    <dc:date>2017-08-15T23:25:01.851503618</dc:date>
    <meta:editing-duration>PT4M26S</meta:editing-duration>
    <meta:editing-cycles>5</meta:editing-cycles>
    <meta:generator>LibreOffice/5.1.6.2$Linux_X86_64 LibreOffice_project/10m0$Build-2</meta:generator>
    <meta:document-statistic meta:object-count="82"/>
  </office:meta>
</office:document-meta>
</file>